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d4c05" draw:fill-color="#ffffff" draw:textarea-horizontal-align="justify" draw:textarea-vertical-align="middle" draw:auto-grow-height="false" fo:min-height="0.75cm" fo:min-width="1.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23cm"/>
      <style:paragraph-properties style:writing-mode="lr-tb"/>
    </style:style>
    <style:style style:name="gr8" style:family="graphic" style:parent-style-name="objectwithoutfill">
      <style:graphic-properties svg:stroke-color="#00a933" draw:marker-end="Arrow" draw:marker-end-width="0.3cm" draw:fill="solid" draw:fill-color="#000000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756cm"/>
      <style:paragraph-properties style:writing-mode="lr-tb"/>
    </style:style>
    <style:style style:name="gr10" style:family="graphic" style:parent-style-name="objectwithoutfill">
      <style:graphic-properties svg:stroke-color="#ff0000" draw:marker-end="Arrow" draw:marker-end-width="0.3cm" draw:fill="solid" draw:fill-color="#000000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7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4.7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9cm"/>
      <style:paragraph-properties style:writing-mode="lr-tb"/>
    </style:style>
    <style:style style:name="gr14" style:family="graphic" style:parent-style-name="standard">
      <style:graphic-properties svg:stroke-width="0.106cm" svg:stroke-color="#ff0000" draw:marker-start-width="0.359cm" draw:marker-end-width="0.359cm" draw:fill-color="#ffffff" draw:opacity="0%" draw:textarea-horizontal-align="justify" draw:textarea-vertical-align="middle" draw:auto-grow-height="false" fo:min-height="1.044cm" fo:min-width="6.59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79cm"/>
      <style:paragraph-properties style:writing-mode="lr-tb"/>
    </style:style>
    <style:style style:name="gr16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  <style:text-properties fo:color="#000000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fo:font-size="30pt"/>
    </style:style>
    <style:style style:name="P10" style:family="paragraph">
      <style:paragraph-properties fo:text-align="center" style:writing-mode="lr-tb"/>
      <style:text-properties fo:color="#000000"/>
    </style:style>
    <style:style style:name="P11" style:family="paragraph">
      <loext:graphic-properties draw:fill-color="#ffffff"/>
      <style:paragraph-properties fo:text-align="center" style:writing-mode="lr-tb"/>
      <style:text-properties fo:color="#000000"/>
    </style:style>
    <style:style style:name="P12" style:family="paragraph">
      <style:paragraph-properties fo:text-align="center" style:writing-mode="lr-tb"/>
      <style:text-properties fo:color="#00a933"/>
    </style:style>
    <style:style style:name="P13" style:family="paragraph">
      <loext:graphic-properties draw:fill-color="#ffffff"/>
      <style:paragraph-properties fo:text-align="center" style:writing-mode="lr-tb"/>
      <style:text-properties fo:color="#00a933"/>
    </style:style>
    <style:style style:name="P14" style:family="paragraph">
      <loext:graphic-properties draw:fill-color="#ffffff" draw:opacity="0%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center" style:writing-mode="lr-tb"/>
      <style:text-properties fo:color="#ff0000"/>
    </style:style>
    <style:style style:name="P17" style:family="paragraph">
      <loext:graphic-properties draw:fill-color="#ffffff"/>
      <style:paragraph-properties fo:text-align="center" style:writing-mode="lr-tb"/>
      <style:text-properties fo:color="#ff0000"/>
    </style:style>
    <style:style style:name="T1" style:family="text">
      <style:text-properties fo:font-size="30pt"/>
    </style:style>
    <style:style style:name="T2" style:family="text">
      <style:text-properties fo:color="#ff0000"/>
    </style:style>
    <style:style style:name="T3" style:family="text">
      <style:text-properties fo:color="#000000"/>
    </style:style>
    <style:style style:name="T4" style:family="text">
      <style:text-properties fo:color="#00a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Questão 11 – Árvore 2-3-4</text:p>
          </draw:text-box>
        </draw:frame>
        <draw:custom-shape draw:style-name="gr1" draw:text-style-name="P3" draw:layer="layout" svg:width="1.6cm" svg:height="1cm" svg:x="11.5cm" svg:y="6.8cm">
          <text:p text:style-name="P2"><text:s/>EIA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xml:id="id1" draw:id="id1" draw:layer="layout" svg:width="1.522cm" svg:height="0.962cm" svg:x="13.239cm" svg:y="4.839cm">
          <draw:text-box>
            <text:p>raiz</text:p>
          </draw:text-box>
        </draw:frame>
        <draw:custom-shape draw:style-name="gr1" draw:text-style-name="P3" xml:id="id2" draw:id="id2" draw:layer="layout" svg:width="1.6cm" svg:height="1cm" svg:x="13.2cm" svg:y="6.8cm">
          <text:p text:style-name="P2"><text:s/>NAU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4.9cm" svg:y="6.8cm">
          <text:p text:style-name="P2"><text:s/>SAT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4cm" svg:y1="5.801cm" svg:x2="14cm" svg:y2="6.8cm" draw:start-shape="id1" draw:start-glue-point="2" draw:end-shape="id2" draw:end-glue-point="0" svg:d="M14000 5801v999" svg:viewBox="0 0 1 1000">
          <text:p/>
        </draw:connector>
        <draw:custom-shape draw:style-name="gr1" draw:text-style-name="P3" draw:layer="layout" svg:width="1.6cm" svg:height="1cm" svg:x="4.5cm" svg:y="9.8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6.2cm" svg:y="9.8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8.4cm" svg:y="9.8cm">
          <text:p text:style-name="P2"><text:s/>JKL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0.1cm" svg:y="9.8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1.8cm" svg:y="9.8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5.077cm" svg:y="9.8cm">
          <text:p text:style-name="P2"><text:s/>NAV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6.777cm" svg:y="9.8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9.054cm" svg:y="9.8cm">
          <text:p text:style-name="P2"><text:s/>SEI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0.754cm" svg:y="9.8cm">
          <text:p text:style-name="P2"><text:s/>TCP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5cm" svg:y1="7.8cm" svg:x2="6.1cm" svg:y2="9.8cm">
          <text:p/>
        </draw:line>
        <draw:line draw:style-name="gr4" draw:text-style-name="P6" draw:layer="layout" svg:x1="13.2cm" svg:y1="7.8cm" svg:x2="11cm" svg:y2="9.8cm">
          <text:p/>
        </draw:line>
        <draw:line draw:style-name="gr4" draw:text-style-name="P6" draw:layer="layout" svg:x1="14.8cm" svg:y1="7.8cm" svg:x2="16.777cm" svg:y2="9.8cm">
          <text:p/>
        </draw:line>
        <draw:line draw:style-name="gr4" draw:text-style-name="P6" draw:layer="layout" svg:x1="16.5cm" svg:y1="7.8cm" svg:x2="20.754cm" svg:y2="9.8cm">
          <text:p/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Remover NAU</text:span></text:p>
          </draw:text-box>
        </draw:frame>
        <draw:custom-shape draw:style-name="gr1" draw:text-style-name="P3" draw:layer="layout" svg:width="1.6cm" svg:height="1cm" svg:x="11.5cm" svg:y="6.8cm">
          <text:p text:style-name="P2"><text:s/>EIA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xml:id="id3" draw:id="id3" draw:layer="layout" svg:width="1.522cm" svg:height="0.962cm" svg:x="13.239cm" svg:y="4.839cm">
          <draw:text-box>
            <text:p>raiz</text:p>
          </draw:text-box>
        </draw:frame>
        <draw:custom-shape draw:style-name="gr1" draw:text-style-name="P3" xml:id="id4" draw:id="id4" draw:layer="layout" svg:width="1.6cm" svg:height="1cm" svg:x="13.2cm" svg:y="6.8cm">
          <text:p text:style-name="P2"><text:span text:style-name="T2">N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4.9cm" svg:y="6.8cm">
          <text:p text:style-name="P2"><text:s/>SAT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4cm" svg:y1="5.801cm" svg:x2="14cm" svg:y2="6.8cm" draw:start-shape="id3" draw:start-glue-point="2" draw:end-shape="id4" draw:end-glue-point="0" svg:d="M14000 5801v999" svg:viewBox="0 0 1 1000">
          <text:p/>
        </draw:connector>
        <draw:custom-shape draw:style-name="gr1" draw:text-style-name="P3" draw:layer="layout" svg:width="1.6cm" svg:height="1cm" svg:x="4.5cm" svg:y="9.8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6.2cm" svg:y="9.8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8.4cm" svg:y="9.8cm">
          <text:p text:style-name="P2"><text:s/>JKL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0.1cm" svg:y="9.8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1.8cm" svg:y="9.8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5.077cm" svg:y="9.8cm">
          <text:p text:style-name="P2"><text:s/>NAV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6.777cm" svg:y="9.8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9.054cm" svg:y="9.8cm">
          <text:p text:style-name="P2"><text:s/>SEI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0.754cm" svg:y="9.8cm">
          <text:p text:style-name="P2"><text:s/>TCP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5cm" svg:y1="7.8cm" svg:x2="6.1cm" svg:y2="9.8cm">
          <text:p/>
        </draw:line>
        <draw:line draw:style-name="gr4" draw:text-style-name="P6" draw:layer="layout" svg:x1="13.2cm" svg:y1="7.8cm" svg:x2="11cm" svg:y2="9.8cm">
          <text:p/>
        </draw:line>
        <draw:line draw:style-name="gr4" draw:text-style-name="P6" draw:layer="layout" svg:x1="14.8cm" svg:y1="7.8cm" svg:x2="16.777cm" svg:y2="9.8cm">
          <text:p/>
        </draw:line>
        <draw:line draw:style-name="gr4" draw:text-style-name="P6" draw:layer="layout" svg:x1="16.5cm" svg:y1="7.8cm" svg:x2="20.754cm" svg:y2="9.8cm">
          <text:p/>
        </draw:line>
        <draw:frame draw:style-name="gr6" draw:text-style-name="P4" draw:layer="layout" svg:width="5.535cm" svg:height="0.962cm" svg:x="1.202cm" svg:y="3.6cm">
          <draw:text-box>
            <text:p>Remoção simples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Remover NAU</text:span></text:p>
          </draw:text-box>
        </draw:frame>
        <draw:custom-shape draw:style-name="gr1" draw:text-style-name="P3" draw:layer="layout" svg:width="1.6cm" svg:height="1cm" svg:x="11.5cm" svg:y="6.8cm">
          <text:p text:style-name="P2"><text:s/>EIA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xml:id="id5" draw:id="id5" draw:layer="layout" svg:width="1.522cm" svg:height="0.962cm" svg:x="13.239cm" svg:y="4.839cm">
          <draw:text-box>
            <text:p>raiz</text:p>
          </draw:text-box>
        </draw:frame>
        <draw:custom-shape draw:style-name="gr1" draw:text-style-name="P11" xml:id="id6" draw:id="id6" draw:layer="layout" svg:width="1.6cm" svg:height="1cm" svg:x="13.2cm" svg:y="6.8cm">
          <text:p text:style-name="P10"><text:span text:style-name="T3">&l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4.9cm" svg:y="6.8cm">
          <text:p text:style-name="P2"><text:s/>SAT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4cm" svg:y1="5.801cm" svg:x2="14cm" svg:y2="6.8cm" draw:start-shape="id5" draw:start-glue-point="2" draw:end-shape="id6" draw:end-glue-point="0" svg:d="M14000 5801v999" svg:viewBox="0 0 1 1000">
          <text:p/>
        </draw:connector>
        <draw:custom-shape draw:style-name="gr1" draw:text-style-name="P3" draw:layer="layout" svg:width="1.6cm" svg:height="1cm" svg:x="4.5cm" svg:y="9.8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6.2cm" svg:y="9.8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8.4cm" svg:y="9.8cm">
          <text:p text:style-name="P2"><text:s/>JKL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0.1cm" svg:y="9.8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1.8cm" svg:y="9.8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5.077cm" svg:y="9.8cm">
          <text:p text:style-name="P2"><text:s/><text:span text:style-name="T4">NAV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6.777cm" svg:y="9.8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9.054cm" svg:y="9.8cm">
          <text:p text:style-name="P2"><text:s/>SEI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0.754cm" svg:y="9.8cm">
          <text:p text:style-name="P2"><text:s/>TCP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5cm" svg:y1="7.8cm" svg:x2="6.1cm" svg:y2="9.8cm">
          <text:p/>
        </draw:line>
        <draw:line draw:style-name="gr4" draw:text-style-name="P6" draw:layer="layout" svg:x1="13.2cm" svg:y1="7.8cm" svg:x2="11cm" svg:y2="9.8cm">
          <text:p/>
        </draw:line>
        <draw:line draw:style-name="gr4" draw:text-style-name="P6" draw:layer="layout" svg:x1="14.8cm" svg:y1="7.8cm" svg:x2="16.777cm" svg:y2="9.8cm">
          <text:p/>
        </draw:line>
        <draw:line draw:style-name="gr4" draw:text-style-name="P6" draw:layer="layout" svg:x1="16.5cm" svg:y1="7.8cm" svg:x2="20.754cm" svg:y2="9.8cm">
          <text:p/>
        </draw:line>
        <draw:frame draw:style-name="gr7" draw:text-style-name="P4" draw:layer="layout" svg:width="7.123cm" svg:height="0.962cm" svg:x="1.2cm" svg:y="3.6cm">
          <draw:text-box>
            <text:p>Substitui pelo Sucessor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Remover NAU</text:span></text:p>
          </draw:text-box>
        </draw:frame>
        <draw:custom-shape draw:style-name="gr1" draw:text-style-name="P3" draw:layer="layout" svg:width="1.6cm" svg:height="1cm" svg:x="11.5cm" svg:y="6.8cm">
          <text:p text:style-name="P2"><text:s/>EIA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xml:id="id7" draw:id="id7" draw:layer="layout" svg:width="1.522cm" svg:height="0.962cm" svg:x="13.239cm" svg:y="4.839cm">
          <draw:text-box>
            <text:p>raiz</text:p>
          </draw:text-box>
        </draw:frame>
        <draw:custom-shape draw:style-name="gr1" draw:text-style-name="P11" xml:id="id8" draw:id="id8" draw:layer="layout" svg:width="1.6cm" svg:height="1cm" svg:x="13.2cm" svg:y="6.8cm">
          <text:p text:style-name="P10"><text:span text:style-name="T3">N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4.9cm" svg:y="6.8cm">
          <text:p text:style-name="P2"><text:s/>SAT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4cm" svg:y1="5.801cm" svg:x2="14cm" svg:y2="6.8cm" draw:start-shape="id7" draw:start-glue-point="2" draw:end-shape="id8" draw:end-glue-point="0" svg:d="M14000 5801v999" svg:viewBox="0 0 1 1000">
          <text:p/>
        </draw:connector>
        <draw:custom-shape draw:style-name="gr1" draw:text-style-name="P3" draw:layer="layout" svg:width="1.6cm" svg:height="1cm" svg:x="4.5cm" svg:y="9.8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6.2cm" svg:y="9.8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8.4cm" svg:y="9.8cm">
          <text:p text:style-name="P2"><text:s/>JKL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0.1cm" svg:y="9.8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1.8cm" svg:y="9.8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5.877cm" svg:y="9.8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9.054cm" svg:y="9.8cm">
          <text:p text:style-name="P2"><text:s/>SEI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0.754cm" svg:y="9.8cm">
          <text:p text:style-name="P2"><text:s/>TCP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5cm" svg:y1="7.8cm" svg:x2="6.1cm" svg:y2="9.8cm">
          <text:p/>
        </draw:line>
        <draw:line draw:style-name="gr4" draw:text-style-name="P6" draw:layer="layout" svg:x1="13.2cm" svg:y1="7.8cm" svg:x2="11cm" svg:y2="9.8cm">
          <text:p/>
        </draw:line>
        <draw:line draw:style-name="gr4" draw:text-style-name="P6" draw:layer="layout" svg:x1="14.8cm" svg:y1="7.8cm" svg:x2="16.777cm" svg:y2="9.8cm">
          <text:p/>
        </draw:line>
        <draw:line draw:style-name="gr4" draw:text-style-name="P6" draw:layer="layout" svg:x1="16.5cm" svg:y1="7.8cm" svg:x2="20.754cm" svg:y2="9.8cm">
          <text:p/>
        </draw:lin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Inserir PET</text:span></text:p>
          </draw:text-box>
        </draw:frame>
        <draw:custom-shape draw:style-name="gr1" draw:text-style-name="P3" draw:layer="layout" svg:width="1.6cm" svg:height="1cm" svg:x="11.5cm" svg:y="6.8cm">
          <text:p text:style-name="P2"><text:s/>EIA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xml:id="id9" draw:id="id9" draw:layer="layout" svg:width="1.522cm" svg:height="0.962cm" svg:x="13.239cm" svg:y="4.839cm">
          <draw:text-box>
            <text:p>raiz</text:p>
          </draw:text-box>
        </draw:frame>
        <draw:custom-shape draw:style-name="gr1" draw:text-style-name="P11" xml:id="id10" draw:id="id10" draw:layer="layout" svg:width="1.6cm" svg:height="1cm" svg:x="13.2cm" svg:y="6.8cm">
          <text:p text:style-name="P10"><text:span text:style-name="T3">N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4.9cm" svg:y="6.8cm">
          <text:p text:style-name="P2"><text:s/>SAT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4cm" svg:y1="5.801cm" svg:x2="14cm" svg:y2="6.8cm" draw:start-shape="id9" draw:start-glue-point="2" draw:end-shape="id10" draw:end-glue-point="0" svg:d="M14000 5801v999" svg:viewBox="0 0 1 1000">
          <text:p/>
        </draw:connector>
        <draw:custom-shape draw:style-name="gr1" draw:text-style-name="P3" draw:layer="layout" svg:width="1.6cm" svg:height="1cm" svg:x="4.5cm" svg:y="9.8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6.2cm" svg:y="9.8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8.4cm" svg:y="9.8cm">
          <text:p text:style-name="P2"><text:s/>JKL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0.1cm" svg:y="9.8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1.8cm" svg:y="9.8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9.054cm" svg:y="9.8cm">
          <text:p text:style-name="P2"><text:s/>SEI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0.754cm" svg:y="9.8cm">
          <text:p text:style-name="P2"><text:s/>TCP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5cm" svg:y1="7.8cm" svg:x2="6.1cm" svg:y2="9.8cm">
          <text:p/>
        </draw:line>
        <draw:line draw:style-name="gr4" draw:text-style-name="P6" draw:layer="layout" svg:x1="13.2cm" svg:y1="7.8cm" svg:x2="11cm" svg:y2="9.8cm">
          <text:p/>
        </draw:line>
        <draw:line draw:style-name="gr8" draw:text-style-name="P6" draw:layer="layout" svg:x1="14.8cm" svg:y1="7.8cm" svg:x2="16.777cm" svg:y2="9.8cm">
          <text:p/>
        </draw:line>
        <draw:line draw:style-name="gr4" draw:text-style-name="P6" draw:layer="layout" svg:x1="16.5cm" svg:y1="7.8cm" svg:x2="20.754cm" svg:y2="9.8cm">
          <text:p/>
        </draw:line>
        <draw:frame draw:style-name="gr9" draw:text-style-name="P4" draw:layer="layout" svg:width="5.256cm" svg:height="3.806cm" svg:x="1.201cm" svg:y="3.6cm">
          <draw:text-box>
            <text:p>Inserção simples</text:p>
            <text:p/>
            <text:p>PET &gt; NAV</text:p>
            <text:p>PET &lt; SAT</text:p>
            <text:p>PET &lt; QSC</text:p>
          </draw:text-box>
        </draw:frame>
        <draw:custom-shape draw:style-name="gr1" draw:text-style-name="P3" draw:layer="layout" svg:width="1.6cm" svg:height="1cm" svg:x="15.074cm" svg:y="9.8cm">
          <text:p text:style-name="P2"><text:s/><text:span text:style-name="T4">PET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6.774cm" svg:y="9.8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Inserir RIT</text:span></text:p>
          </draw:text-box>
        </draw:frame>
        <draw:custom-shape draw:style-name="gr1" draw:text-style-name="P3" draw:layer="layout" svg:width="1.6cm" svg:height="1cm" svg:x="11.5cm" svg:y="6.8cm">
          <text:p text:style-name="P2"><text:s/>EIA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xml:id="id11" draw:id="id11" draw:layer="layout" svg:width="1.522cm" svg:height="0.962cm" svg:x="13.239cm" svg:y="4.839cm">
          <draw:text-box>
            <text:p>raiz</text:p>
          </draw:text-box>
        </draw:frame>
        <draw:custom-shape draw:style-name="gr1" draw:text-style-name="P11" xml:id="id12" draw:id="id12" draw:layer="layout" svg:width="1.6cm" svg:height="1cm" svg:x="13.2cm" svg:y="6.8cm">
          <text:p text:style-name="P10"><text:span text:style-name="T3">N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4.9cm" svg:y="6.8cm">
          <text:p text:style-name="P2"><text:s/>SAT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4cm" svg:y1="5.801cm" svg:x2="14cm" svg:y2="6.8cm" draw:start-shape="id11" draw:start-glue-point="2" draw:end-shape="id12" draw:end-glue-point="0" svg:d="M14000 5801v999" svg:viewBox="0 0 1 1000">
          <text:p/>
        </draw:connector>
        <draw:custom-shape draw:style-name="gr1" draw:text-style-name="P3" draw:layer="layout" svg:width="1.6cm" svg:height="1cm" svg:x="3.6cm" svg:y="9.8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5.3cm" svg:y="9.8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8.1cm" svg:y="9.8cm">
          <text:p text:style-name="P2"><text:s/>JKL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9.8cm" svg:y="9.8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1.5cm" svg:y="9.8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1.054cm" svg:y="9.8cm">
          <text:p text:style-name="P2"><text:s/>SEI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2.754cm" svg:y="9.8cm">
          <text:p text:style-name="P2"><text:s/>TCP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5cm" svg:y1="7.8cm" svg:x2="5.2cm" svg:y2="9.8cm">
          <text:p/>
        </draw:line>
        <draw:line draw:style-name="gr4" draw:text-style-name="P6" draw:layer="layout" svg:x1="13.2cm" svg:y1="7.8cm" svg:x2="10.6cm" svg:y2="9.8cm">
          <text:p/>
        </draw:line>
        <draw:line draw:style-name="gr8" draw:text-style-name="P6" draw:layer="layout" svg:x1="14.8cm" svg:y1="7.8cm" svg:x2="17.4cm" svg:y2="9.8cm">
          <text:p/>
        </draw:line>
        <draw:line draw:style-name="gr4" draw:text-style-name="P6" draw:layer="layout" svg:x1="16.5cm" svg:y1="7.8cm" svg:x2="22.654cm" svg:y2="9.8cm">
          <text:p/>
        </draw:line>
        <draw:frame draw:style-name="gr9" draw:text-style-name="P4" draw:layer="layout" svg:width="5.256cm" svg:height="3.806cm" svg:x="1.201cm" svg:y="3.6cm">
          <draw:text-box>
            <text:p>Inserção simples</text:p>
            <text:p/>
            <text:p>RIT &gt; NAV</text:p>
            <text:p>RIT &lt; SAT</text:p>
            <text:p>RIT &gt; QSC</text:p>
          </draw:text-box>
        </draw:frame>
        <draw:custom-shape draw:style-name="gr1" draw:text-style-name="P3" draw:layer="layout" svg:width="1.6cm" svg:height="1cm" svg:x="14.874cm" svg:y="9.8cm">
          <text:p text:style-name="P2"><text:s/><text:span text:style-name="T3">PET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6.574cm" svg:y="9.8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3" draw:layer="layout" svg:width="1.6cm" svg:height="1cm" svg:x="18.274cm" svg:y="9.8cm">
          <text:p text:style-name="P12"><text:span text:style-name="T4">RI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Remover JKL</text:span></text:p>
          </draw:text-box>
        </draw:frame>
        <draw:custom-shape draw:style-name="gr1" draw:text-style-name="P3" draw:layer="layout" svg:width="1.6cm" svg:height="1cm" svg:x="11.5cm" svg:y="6.8cm">
          <text:p text:style-name="P2"><text:s/>EIA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xml:id="id13" draw:id="id13" draw:layer="layout" svg:width="1.522cm" svg:height="0.962cm" svg:x="13.239cm" svg:y="4.839cm">
          <draw:text-box>
            <text:p>raiz</text:p>
          </draw:text-box>
        </draw:frame>
        <draw:custom-shape draw:style-name="gr1" draw:text-style-name="P11" xml:id="id14" draw:id="id14" draw:layer="layout" svg:width="1.6cm" svg:height="1cm" svg:x="13.2cm" svg:y="6.8cm">
          <text:p text:style-name="P10"><text:span text:style-name="T3">N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4.9cm" svg:y="6.8cm">
          <text:p text:style-name="P2"><text:s/>SAT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4cm" svg:y1="5.801cm" svg:x2="14cm" svg:y2="6.8cm" draw:start-shape="id13" draw:start-glue-point="2" draw:end-shape="id14" draw:end-glue-point="0" svg:d="M14000 5801v999" svg:viewBox="0 0 1 1000">
          <text:p/>
        </draw:connector>
        <draw:custom-shape draw:style-name="gr1" draw:text-style-name="P3" draw:layer="layout" svg:width="1.6cm" svg:height="1cm" svg:x="3.6cm" svg:y="9.8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5.3cm" svg:y="9.8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8.1cm" svg:y="9.8cm">
          <text:p text:style-name="P2"><text:s/><text:span text:style-name="T2">JKL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9.8cm" svg:y="9.8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1.5cm" svg:y="9.8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1.054cm" svg:y="9.8cm">
          <text:p text:style-name="P2"><text:s/>SEI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2.754cm" svg:y="9.8cm">
          <text:p text:style-name="P2"><text:s/>TCP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5cm" svg:y1="7.8cm" svg:x2="5.2cm" svg:y2="9.8cm">
          <text:p/>
        </draw:line>
        <draw:line draw:style-name="gr10" draw:text-style-name="P6" draw:layer="layout" svg:x1="13.2cm" svg:y1="7.8cm" svg:x2="10.6cm" svg:y2="9.8cm">
          <text:p/>
        </draw:line>
        <draw:line draw:style-name="gr4" draw:text-style-name="P6" draw:layer="layout" svg:x1="14.8cm" svg:y1="7.8cm" svg:x2="17.4cm" svg:y2="9.8cm">
          <text:p/>
        </draw:line>
        <draw:line draw:style-name="gr4" draw:text-style-name="P6" draw:layer="layout" svg:x1="16.5cm" svg:y1="7.8cm" svg:x2="22.654cm" svg:y2="9.8cm">
          <text:p/>
        </draw:line>
        <draw:custom-shape draw:style-name="gr1" draw:text-style-name="P3" draw:layer="layout" svg:width="1.6cm" svg:height="1cm" svg:x="14.874cm" svg:y="9.8cm">
          <text:p text:style-name="P2"><text:s/><text:span text:style-name="T3">PET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6.574cm" svg:y="9.8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18.274cm" svg:y="9.8cm">
          <text:p text:style-name="P10"><text:span text:style-name="T3">R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5.535cm" svg:height="0.962cm" svg:x="1.202cm" svg:y="3.6cm">
          <draw:text-box>
            <text:p>Remoção simples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Remover JKL</text:span></text:p>
          </draw:text-box>
        </draw:frame>
        <draw:custom-shape draw:style-name="gr1" draw:text-style-name="P3" draw:layer="layout" svg:width="1.6cm" svg:height="1cm" svg:x="11.5cm" svg:y="6.8cm">
          <text:p text:style-name="P2"><text:s/>EIA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xml:id="id15" draw:id="id15" draw:layer="layout" svg:width="1.522cm" svg:height="0.962cm" svg:x="13.239cm" svg:y="4.839cm">
          <draw:text-box>
            <text:p>raiz</text:p>
          </draw:text-box>
        </draw:frame>
        <draw:custom-shape draw:style-name="gr1" draw:text-style-name="P11" xml:id="id16" draw:id="id16" draw:layer="layout" svg:width="1.6cm" svg:height="1cm" svg:x="13.2cm" svg:y="6.8cm">
          <text:p text:style-name="P10"><text:span text:style-name="T3">N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4.9cm" svg:y="6.8cm">
          <text:p text:style-name="P2"><text:s/>SAT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4cm" svg:y1="5.801cm" svg:x2="14cm" svg:y2="6.8cm" draw:start-shape="id15" draw:start-glue-point="2" draw:end-shape="id16" draw:end-glue-point="0" svg:d="M14000 5801v999" svg:viewBox="0 0 1 1000">
          <text:p/>
        </draw:connector>
        <draw:custom-shape draw:style-name="gr1" draw:text-style-name="P3" draw:layer="layout" svg:width="1.6cm" svg:height="1cm" svg:x="3.6cm" svg:y="9.8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5.3cm" svg:y="9.8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9cm" svg:y="9.8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0.7cm" svg:y="9.8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1.054cm" svg:y="9.8cm">
          <text:p text:style-name="P2"><text:s/>SEI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2.754cm" svg:y="9.8cm">
          <text:p text:style-name="P2"><text:s/>TCP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5cm" svg:y1="7.8cm" svg:x2="5.2cm" svg:y2="9.8cm">
          <text:p/>
        </draw:line>
        <draw:line draw:style-name="gr4" draw:text-style-name="P6" draw:layer="layout" svg:x1="13.2cm" svg:y1="7.8cm" svg:x2="10.6cm" svg:y2="9.8cm">
          <text:p/>
        </draw:line>
        <draw:line draw:style-name="gr4" draw:text-style-name="P6" draw:layer="layout" svg:x1="14.8cm" svg:y1="7.8cm" svg:x2="17.4cm" svg:y2="9.8cm">
          <text:p/>
        </draw:line>
        <draw:line draw:style-name="gr4" draw:text-style-name="P6" draw:layer="layout" svg:x1="16.5cm" svg:y1="7.8cm" svg:x2="22.654cm" svg:y2="9.8cm">
          <text:p/>
        </draw:line>
        <draw:custom-shape draw:style-name="gr1" draw:text-style-name="P3" draw:layer="layout" svg:width="1.6cm" svg:height="1cm" svg:x="14.874cm" svg:y="9.8cm">
          <text:p text:style-name="P2"><text:s/><text:span text:style-name="T3">PET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6.574cm" svg:y="9.8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18.274cm" svg:y="9.8cm">
          <text:p text:style-name="P10"><text:span text:style-name="T3">RI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Inserir VAI</text:span></text:p>
          </draw:text-box>
        </draw:frame>
        <draw:custom-shape draw:style-name="gr1" draw:text-style-name="P3" draw:layer="layout" svg:width="1.6cm" svg:height="1cm" svg:x="11.5cm" svg:y="6.8cm">
          <text:p text:style-name="P2"><text:s/>EIA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xml:id="id17" draw:id="id17" draw:layer="layout" svg:width="1.522cm" svg:height="0.962cm" svg:x="13.239cm" svg:y="4.839cm">
          <draw:text-box>
            <text:p>raiz</text:p>
          </draw:text-box>
        </draw:frame>
        <draw:custom-shape draw:style-name="gr1" draw:text-style-name="P11" xml:id="id18" draw:id="id18" draw:layer="layout" svg:width="1.6cm" svg:height="1cm" svg:x="13.2cm" svg:y="6.8cm">
          <text:p text:style-name="P10"><text:span text:style-name="T3">N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4.9cm" svg:y="6.8cm">
          <text:p text:style-name="P2"><text:s/>SAT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4cm" svg:y1="5.801cm" svg:x2="14cm" svg:y2="6.8cm" draw:start-shape="id17" draw:start-glue-point="2" draw:end-shape="id18" draw:end-glue-point="0" svg:d="M14000 5801v999" svg:viewBox="0 0 1 1000">
          <text:p/>
        </draw:connector>
        <draw:custom-shape draw:style-name="gr1" draw:text-style-name="P3" draw:layer="layout" svg:width="1.6cm" svg:height="1cm" svg:x="3.6cm" svg:y="9.8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5.3cm" svg:y="9.8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9cm" svg:y="9.8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0.7cm" svg:y="9.8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1.054cm" svg:y="9.8cm">
          <text:p text:style-name="P2"><text:s/>SEI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2.754cm" svg:y="9.8cm">
          <text:p text:style-name="P2"><text:s/>TCP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5cm" svg:y1="7.8cm" svg:x2="5.2cm" svg:y2="9.8cm">
          <text:p/>
        </draw:line>
        <draw:line draw:style-name="gr4" draw:text-style-name="P6" draw:layer="layout" svg:x1="13.2cm" svg:y1="7.8cm" svg:x2="10.6cm" svg:y2="9.8cm">
          <text:p/>
        </draw:line>
        <draw:line draw:style-name="gr4" draw:text-style-name="P6" draw:layer="layout" svg:x1="14.8cm" svg:y1="7.8cm" svg:x2="17.4cm" svg:y2="9.8cm">
          <text:p/>
        </draw:line>
        <draw:line draw:style-name="gr8" draw:text-style-name="P6" draw:layer="layout" svg:x1="16.5cm" svg:y1="7.8cm" svg:x2="23.6cm" svg:y2="9.8cm">
          <text:p/>
        </draw:line>
        <draw:custom-shape draw:style-name="gr1" draw:text-style-name="P3" draw:layer="layout" svg:width="1.6cm" svg:height="1cm" svg:x="14.874cm" svg:y="9.8cm">
          <text:p text:style-name="P2"><text:s/><text:span text:style-name="T3">PET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6.574cm" svg:y="9.8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18.274cm" svg:y="9.8cm">
          <text:p text:style-name="P10"><text:span text:style-name="T3">R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5.256cm" svg:height="3.095cm" svg:x="1.201cm" svg:y="3.6cm">
          <draw:text-box>
            <text:p>Inserção simples</text:p>
            <text:p/>
            <text:p>VAI &gt; SAT</text:p>
            <text:p>VAI &gt; TCP</text:p>
          </draw:text-box>
        </draw:frame>
        <draw:custom-shape draw:style-name="gr1" draw:text-style-name="P13" draw:layer="layout" svg:width="1.6cm" svg:height="1cm" svg:x="24.451cm" svg:y="9.8cm">
          <text:p text:style-name="P12"><text:span text:style-name="T4">VA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Inserir FOI</text:span></text:p>
          </draw:text-box>
        </draw:frame>
        <draw:custom-shape draw:style-name="gr1" draw:text-style-name="P3" draw:layer="layout" svg:width="1.6cm" svg:height="1cm" svg:x="11.5cm" svg:y="6.8cm">
          <text:p text:style-name="P2"><text:s/>EIA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xml:id="id19" draw:id="id19" draw:layer="layout" svg:width="1.522cm" svg:height="0.962cm" svg:x="13.239cm" svg:y="4.839cm">
          <draw:text-box>
            <text:p>raiz</text:p>
          </draw:text-box>
        </draw:frame>
        <draw:custom-shape draw:style-name="gr1" draw:text-style-name="P11" xml:id="id20" draw:id="id20" draw:layer="layout" svg:width="1.6cm" svg:height="1cm" svg:x="13.2cm" svg:y="6.8cm">
          <text:p text:style-name="P10"><text:span text:style-name="T3">N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4.9cm" svg:y="6.8cm">
          <text:p text:style-name="P2"><text:s/>SAT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4cm" svg:y1="5.801cm" svg:x2="14cm" svg:y2="6.8cm" draw:start-shape="id19" draw:start-glue-point="2" draw:end-shape="id20" draw:end-glue-point="0" svg:d="M14000 5801v999" svg:viewBox="0 0 1 1000">
          <text:p/>
        </draw:connector>
        <draw:custom-shape draw:style-name="gr1" draw:text-style-name="P3" draw:layer="layout" svg:width="1.6cm" svg:height="1cm" svg:x="3.6cm" svg:y="9.8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5.3cm" svg:y="9.8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9.8cm" svg:y="9.8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1.5cm" svg:y="9.8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1.054cm" svg:y="9.8cm">
          <text:p text:style-name="P2"><text:s/>SEI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2.754cm" svg:y="9.8cm">
          <text:p text:style-name="P2"><text:s/>TCP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5cm" svg:y1="7.8cm" svg:x2="5.2cm" svg:y2="9.8cm">
          <text:p/>
        </draw:line>
        <draw:line draw:style-name="gr8" draw:text-style-name="P6" draw:layer="layout" svg:x1="13.2cm" svg:y1="7.8cm" svg:x2="10.6cm" svg:y2="9.8cm">
          <text:p/>
        </draw:line>
        <draw:line draw:style-name="gr4" draw:text-style-name="P6" draw:layer="layout" svg:x1="14.8cm" svg:y1="7.8cm" svg:x2="17.4cm" svg:y2="9.8cm">
          <text:p/>
        </draw:line>
        <draw:line draw:style-name="gr4" draw:text-style-name="P6" draw:layer="layout" svg:x1="16.5cm" svg:y1="7.8cm" svg:x2="23.6cm" svg:y2="9.8cm">
          <text:p/>
        </draw:line>
        <draw:custom-shape draw:style-name="gr1" draw:text-style-name="P3" draw:layer="layout" svg:width="1.6cm" svg:height="1cm" svg:x="14.874cm" svg:y="9.8cm">
          <text:p text:style-name="P2"><text:s/><text:span text:style-name="T3">PET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6.574cm" svg:y="9.8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18.274cm" svg:y="9.8cm">
          <text:p text:style-name="P10"><text:span text:style-name="T3">R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5.256cm" svg:height="3.806cm" svg:x="1.201cm" svg:y="3.6cm">
          <draw:text-box>
            <text:p>Inserção simples</text:p>
            <text:p/>
            <text:p>FOI &gt; EIA</text:p>
            <text:p>FOI &lt; NAV</text:p>
            <text:p>FOI &lt; KLM</text:p>
          </draw:text-box>
        </draw:frame>
        <draw:custom-shape draw:style-name="gr1" draw:text-style-name="P11" draw:layer="layout" svg:width="1.6cm" svg:height="1cm" svg:x="24.451cm" svg:y="9.8cm">
          <text:p text:style-name="P10"><text:span text:style-name="T3">V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3" draw:layer="layout" svg:width="1.6cm" svg:height="1cm" svg:x="8.085cm" svg:y="9.8cm">
          <text:p text:style-name="P12"><text:span text:style-name="T4">FO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Remover SAT</text:span></text:p>
          </draw:text-box>
        </draw:frame>
        <draw:custom-shape draw:style-name="gr1" draw:text-style-name="P3" draw:layer="layout" svg:width="1.6cm" svg:height="1cm" svg:x="11.5cm" svg:y="6.8cm">
          <text:p text:style-name="P2"><text:s/>EIA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xml:id="id21" draw:id="id21" draw:layer="layout" svg:width="1.522cm" svg:height="0.962cm" svg:x="13.239cm" svg:y="4.839cm">
          <draw:text-box>
            <text:p>raiz</text:p>
          </draw:text-box>
        </draw:frame>
        <draw:custom-shape draw:style-name="gr1" draw:text-style-name="P11" xml:id="id22" draw:id="id22" draw:layer="layout" svg:width="1.6cm" svg:height="1cm" svg:x="13.2cm" svg:y="6.8cm">
          <text:p text:style-name="P10"><text:span text:style-name="T3">N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4.9cm" svg:y="6.8cm">
          <text:p text:style-name="P2"><text:s/><text:span text:style-name="T2">SAT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4cm" svg:y1="5.801cm" svg:x2="14cm" svg:y2="6.8cm" draw:start-shape="id21" draw:start-glue-point="2" draw:end-shape="id22" draw:end-glue-point="0" svg:d="M14000 5801v999" svg:viewBox="0 0 1 1000">
          <text:p/>
        </draw:connector>
        <draw:custom-shape draw:style-name="gr1" draw:text-style-name="P3" draw:layer="layout" svg:width="1.6cm" svg:height="1cm" svg:x="3.6cm" svg:y="9.8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5.3cm" svg:y="9.8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9.8cm" svg:y="9.8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1.5cm" svg:y="9.8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1.054cm" svg:y="9.8cm">
          <text:p text:style-name="P2"><text:s/>SEI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2.754cm" svg:y="9.8cm">
          <text:p text:style-name="P2"><text:s/>TCP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5cm" svg:y1="7.8cm" svg:x2="5.2cm" svg:y2="9.8cm">
          <text:p/>
        </draw:line>
        <draw:line draw:style-name="gr4" draw:text-style-name="P6" draw:layer="layout" svg:x1="13.2cm" svg:y1="7.8cm" svg:x2="10.6cm" svg:y2="9.8cm">
          <text:p/>
        </draw:line>
        <draw:line draw:style-name="gr4" draw:text-style-name="P6" draw:layer="layout" svg:x1="14.8cm" svg:y1="7.8cm" svg:x2="17.4cm" svg:y2="9.8cm">
          <text:p/>
        </draw:line>
        <draw:line draw:style-name="gr4" draw:text-style-name="P6" draw:layer="layout" svg:x1="16.5cm" svg:y1="7.8cm" svg:x2="23.6cm" svg:y2="9.8cm">
          <text:p/>
        </draw:line>
        <draw:custom-shape draw:style-name="gr1" draw:text-style-name="P3" draw:layer="layout" svg:width="1.6cm" svg:height="1cm" svg:x="14.874cm" svg:y="9.8cm">
          <text:p text:style-name="P2"><text:s/><text:span text:style-name="T3">PET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6.574cm" svg:y="9.8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18.274cm" svg:y="9.8cm">
          <text:p text:style-name="P10"><text:span text:style-name="T3">R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4.451cm" svg:y="9.8cm">
          <text:p text:style-name="P10"><text:span text:style-name="T3">V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8.085cm" svg:y="9.8cm">
          <text:p text:style-name="P10"><text:span text:style-name="T3">FO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Remover SAT</text:span></text:p>
          </draw:text-box>
        </draw:frame>
        <draw:custom-shape draw:style-name="gr1" draw:text-style-name="P3" draw:layer="layout" svg:width="1.6cm" svg:height="1cm" svg:x="11.5cm" svg:y="6.8cm">
          <text:p text:style-name="P2"><text:s/>EIA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xml:id="id23" draw:id="id23" draw:layer="layout" svg:width="1.522cm" svg:height="0.962cm" svg:x="13.239cm" svg:y="4.839cm">
          <draw:text-box>
            <text:p>raiz</text:p>
          </draw:text-box>
        </draw:frame>
        <draw:custom-shape draw:style-name="gr1" draw:text-style-name="P11" xml:id="id24" draw:id="id24" draw:layer="layout" svg:width="1.6cm" svg:height="1cm" svg:x="13.2cm" svg:y="6.8cm">
          <text:p text:style-name="P10"><text:span text:style-name="T3">N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4.9cm" svg:y="6.8cm">
          <text:p text:style-name="P2"><text:s/><text:span text:style-name="T3">&lt;&gt;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4cm" svg:y1="5.801cm" svg:x2="14cm" svg:y2="6.8cm" draw:start-shape="id23" draw:start-glue-point="2" draw:end-shape="id24" draw:end-glue-point="0" svg:d="M14000 5801v999" svg:viewBox="0 0 1 1000">
          <text:p/>
        </draw:connector>
        <draw:custom-shape draw:style-name="gr1" draw:text-style-name="P3" draw:layer="layout" svg:width="1.6cm" svg:height="1cm" svg:x="3.6cm" svg:y="9.8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5.3cm" svg:y="9.8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9.8cm" svg:y="9.8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1.5cm" svg:y="9.8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1.054cm" svg:y="9.8cm">
          <text:p text:style-name="P2"><text:s/>SEI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2.754cm" svg:y="9.8cm">
          <text:p text:style-name="P2"><text:s/>TCP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5cm" svg:y1="7.8cm" svg:x2="5.2cm" svg:y2="9.8cm">
          <text:p/>
        </draw:line>
        <draw:line draw:style-name="gr4" draw:text-style-name="P6" draw:layer="layout" svg:x1="13.2cm" svg:y1="7.8cm" svg:x2="10.6cm" svg:y2="9.8cm">
          <text:p/>
        </draw:line>
        <draw:line draw:style-name="gr4" draw:text-style-name="P6" draw:layer="layout" svg:x1="14.8cm" svg:y1="7.8cm" svg:x2="17.4cm" svg:y2="9.8cm">
          <text:p/>
        </draw:line>
        <draw:line draw:style-name="gr4" draw:text-style-name="P6" draw:layer="layout" svg:x1="16.5cm" svg:y1="7.8cm" svg:x2="23.6cm" svg:y2="9.8cm">
          <text:p/>
        </draw:line>
        <draw:custom-shape draw:style-name="gr1" draw:text-style-name="P3" draw:layer="layout" svg:width="1.6cm" svg:height="1cm" svg:x="14.874cm" svg:y="9.8cm">
          <text:p text:style-name="P2"><text:s/><text:span text:style-name="T3">PET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6.574cm" svg:y="9.8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18.274cm" svg:y="9.8cm">
          <text:p text:style-name="P10"><text:span text:style-name="T3">R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4.451cm" svg:y="9.8cm">
          <text:p text:style-name="P10"><text:span text:style-name="T3">V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8.085cm" svg:y="9.8cm">
          <text:p text:style-name="P10"><text:span text:style-name="T3">FO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7.123cm" svg:height="0.962cm" svg:x="1.201cm" svg:y="3.6cm">
          <draw:text-box>
            <text:p>Substitui pelo Sucessor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Remover SAT</text:span></text:p>
          </draw:text-box>
        </draw:frame>
        <draw:custom-shape draw:style-name="gr1" draw:text-style-name="P3" draw:layer="layout" svg:width="1.6cm" svg:height="1cm" svg:x="11.5cm" svg:y="6.8cm">
          <text:p text:style-name="P2"><text:s/>EIA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xml:id="id25" draw:id="id25" draw:layer="layout" svg:width="1.522cm" svg:height="0.962cm" svg:x="13.239cm" svg:y="4.839cm">
          <draw:text-box>
            <text:p>raiz</text:p>
          </draw:text-box>
        </draw:frame>
        <draw:custom-shape draw:style-name="gr1" draw:text-style-name="P11" xml:id="id26" draw:id="id26" draw:layer="layout" svg:width="1.6cm" svg:height="1cm" svg:x="13.2cm" svg:y="6.8cm">
          <text:p text:style-name="P10"><text:span text:style-name="T3">N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4.9cm" svg:y="6.8cm">
          <text:p text:style-name="P2">SE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4cm" svg:y1="5.801cm" svg:x2="14cm" svg:y2="6.8cm" draw:start-shape="id25" draw:start-glue-point="2" draw:end-shape="id26" draw:end-glue-point="0" svg:d="M14000 5801v999" svg:viewBox="0 0 1 1000">
          <text:p/>
        </draw:connector>
        <draw:custom-shape draw:style-name="gr1" draw:text-style-name="P3" draw:layer="layout" svg:width="1.6cm" svg:height="1cm" svg:x="3.6cm" svg:y="9.8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5.3cm" svg:y="9.8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9.8cm" svg:y="9.8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1.5cm" svg:y="9.8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1.954cm" svg:y="9.8cm">
          <text:p text:style-name="P2"><text:s/>TCP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5cm" svg:y1="7.8cm" svg:x2="5.2cm" svg:y2="9.8cm">
          <text:p/>
        </draw:line>
        <draw:line draw:style-name="gr4" draw:text-style-name="P6" draw:layer="layout" svg:x1="13.2cm" svg:y1="7.8cm" svg:x2="10.6cm" svg:y2="9.8cm">
          <text:p/>
        </draw:line>
        <draw:line draw:style-name="gr4" draw:text-style-name="P6" draw:layer="layout" svg:x1="14.8cm" svg:y1="7.8cm" svg:x2="17.4cm" svg:y2="9.8cm">
          <text:p/>
        </draw:line>
        <draw:line draw:style-name="gr4" draw:text-style-name="P6" draw:layer="layout" svg:x1="16.5cm" svg:y1="7.8cm" svg:x2="23.6cm" svg:y2="9.8cm">
          <text:p/>
        </draw:line>
        <draw:custom-shape draw:style-name="gr1" draw:text-style-name="P3" draw:layer="layout" svg:width="1.6cm" svg:height="1cm" svg:x="14.874cm" svg:y="9.8cm">
          <text:p text:style-name="P2"><text:s/><text:span text:style-name="T3">PET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6.574cm" svg:y="9.8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18.274cm" svg:y="9.8cm">
          <text:p text:style-name="P10"><text:span text:style-name="T3">R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3.651cm" svg:y="9.8cm">
          <text:p text:style-name="P10"><text:span text:style-name="T3">V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8.085cm" svg:y="9.8cm">
          <text:p text:style-name="P10"><text:span text:style-name="T3">FO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Inserir UPA</text:span></text:p>
          </draw:text-box>
        </draw:frame>
        <draw:custom-shape draw:style-name="gr1" draw:text-style-name="P3" draw:layer="layout" svg:width="1.6cm" svg:height="1cm" svg:x="11.5cm" svg:y="6.8cm">
          <text:p text:style-name="P2"><text:s/>EIA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xml:id="id27" draw:id="id27" draw:layer="layout" svg:width="1.522cm" svg:height="0.962cm" svg:x="13.239cm" svg:y="4.839cm">
          <draw:text-box>
            <text:p>raiz</text:p>
          </draw:text-box>
        </draw:frame>
        <draw:custom-shape draw:style-name="gr1" draw:text-style-name="P11" xml:id="id28" draw:id="id28" draw:layer="layout" svg:width="1.6cm" svg:height="1cm" svg:x="13.2cm" svg:y="6.8cm">
          <text:p text:style-name="P10"><text:span text:style-name="T3">N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4.9cm" svg:y="6.8cm">
          <text:p text:style-name="P2">SE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4cm" svg:y1="5.801cm" svg:x2="14cm" svg:y2="6.8cm" draw:start-shape="id27" draw:start-glue-point="2" draw:end-shape="id28" draw:end-glue-point="0" svg:d="M14000 5801v999" svg:viewBox="0 0 1 1000">
          <text:p/>
        </draw:connector>
        <draw:custom-shape draw:style-name="gr1" draw:text-style-name="P3" draw:layer="layout" svg:width="1.6cm" svg:height="1cm" svg:x="3.6cm" svg:y="9.8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5.3cm" svg:y="9.8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9.8cm" svg:y="9.8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1.5cm" svg:y="9.8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5cm" svg:y1="7.8cm" svg:x2="5.2cm" svg:y2="9.8cm">
          <text:p/>
        </draw:line>
        <draw:line draw:style-name="gr4" draw:text-style-name="P6" draw:layer="layout" svg:x1="13.2cm" svg:y1="7.8cm" svg:x2="10.6cm" svg:y2="9.8cm">
          <text:p/>
        </draw:line>
        <draw:line draw:style-name="gr4" draw:text-style-name="P6" draw:layer="layout" svg:x1="14.8cm" svg:y1="7.8cm" svg:x2="17.4cm" svg:y2="9.8cm">
          <text:p/>
        </draw:line>
        <draw:line draw:style-name="gr8" draw:text-style-name="P6" draw:layer="layout" svg:x1="16.5cm" svg:y1="7.8cm" svg:x2="23.6cm" svg:y2="9.8cm">
          <text:p/>
        </draw:line>
        <draw:custom-shape draw:style-name="gr1" draw:text-style-name="P3" draw:layer="layout" svg:width="1.6cm" svg:height="1cm" svg:x="14.874cm" svg:y="9.8cm">
          <text:p text:style-name="P2"><text:s/><text:span text:style-name="T3">PET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6.574cm" svg:y="9.8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18.274cm" svg:y="9.8cm">
          <text:p text:style-name="P10"><text:span text:style-name="T3">R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8.085cm" svg:y="9.8cm">
          <text:p text:style-name="P10"><text:span text:style-name="T3">FO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5.256cm" svg:height="3.806cm" svg:x="1.201cm" svg:y="3.6cm">
          <draw:text-box>
            <text:p>Inserção simples</text:p>
            <text:p/>
            <text:p>UPA &gt; SEI</text:p>
            <text:p>UPA &gt; TCP</text:p>
            <text:p>UPA &lt; VAI</text:p>
          </draw:text-box>
        </draw:frame>
        <draw:custom-shape draw:style-name="gr1" draw:text-style-name="P3" draw:layer="layout" svg:width="1.6cm" svg:height="1cm" svg:x="21.055cm" svg:y="9.8cm">
          <text:p text:style-name="P2">TC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3" draw:layer="layout" svg:width="1.6cm" svg:height="1cm" svg:x="22.755cm" svg:y="9.8cm">
          <text:p text:style-name="P12"><text:span text:style-name="T4">U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4.452cm" svg:y="9.8cm">
          <text:p text:style-name="P10"><text:span text:style-name="T3">VA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Inserir HAP</text:span></text:p>
          </draw:text-box>
        </draw:frame>
        <draw:custom-shape draw:style-name="gr1" draw:text-style-name="P3" draw:layer="layout" svg:width="1.6cm" svg:height="1cm" svg:x="11.5cm" svg:y="6.8cm">
          <text:p text:style-name="P2"><text:s/>EIA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xml:id="id29" draw:id="id29" draw:layer="layout" svg:width="1.522cm" svg:height="0.962cm" svg:x="13.239cm" svg:y="4.839cm">
          <draw:text-box>
            <text:p>raiz</text:p>
          </draw:text-box>
        </draw:frame>
        <draw:custom-shape draw:style-name="gr1" draw:text-style-name="P11" xml:id="id30" draw:id="id30" draw:layer="layout" svg:width="1.6cm" svg:height="1cm" svg:x="13.2cm" svg:y="6.8cm">
          <text:p text:style-name="P10"><text:span text:style-name="T3">N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4.9cm" svg:y="6.8cm">
          <text:p text:style-name="P2">SE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4cm" svg:y1="5.801cm" svg:x2="14cm" svg:y2="6.8cm" draw:start-shape="id29" draw:start-glue-point="2" draw:end-shape="id30" draw:end-glue-point="0" svg:d="M14000 5801v999" svg:viewBox="0 0 1 1000">
          <text:p/>
        </draw:connector>
        <draw:custom-shape draw:style-name="gr1" draw:text-style-name="P3" draw:layer="layout" svg:width="1.6cm" svg:height="1cm" svg:x="2.6cm" svg:y="9.8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4.3cm" svg:y="9.8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9.8cm" svg:y="9.8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1.5cm" svg:y="9.8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5cm" svg:y1="7.8cm" svg:x2="4.2cm" svg:y2="9.8cm">
          <text:p/>
        </draw:line>
        <draw:line draw:style-name="gr8" draw:text-style-name="P6" draw:layer="layout" svg:x1="13.2cm" svg:y1="7.8cm" svg:x2="9.685cm" svg:y2="9.8cm">
          <text:p/>
        </draw:line>
        <draw:line draw:style-name="gr4" draw:text-style-name="P6" draw:layer="layout" svg:x1="14.8cm" svg:y1="7.8cm" svg:x2="17.4cm" svg:y2="9.8cm">
          <text:p/>
        </draw:line>
        <draw:line draw:style-name="gr4" draw:text-style-name="P6" draw:layer="layout" svg:x1="16.5cm" svg:y1="7.8cm" svg:x2="23.6cm" svg:y2="9.8cm">
          <text:p/>
        </draw:line>
        <draw:custom-shape draw:style-name="gr1" draw:text-style-name="P3" draw:layer="layout" svg:width="1.6cm" svg:height="1cm" svg:x="14.874cm" svg:y="9.8cm">
          <text:p text:style-name="P2"><text:s/><text:span text:style-name="T3">PET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6.574cm" svg:y="9.8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18.274cm" svg:y="9.8cm">
          <text:p text:style-name="P10"><text:span text:style-name="T3">R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3" draw:layer="layout" svg:width="1.6cm" svg:height="1cm" svg:x="8.085cm" svg:y="9.8cm">
          <text:p text:style-name="P12"><text:span text:style-name="T4">H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1.055cm" svg:y="9.8cm">
          <text:p text:style-name="P2">TC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2.755cm" svg:y="9.8cm">
          <text:p text:style-name="P10"><text:span text:style-name="T3">U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4.452cm" svg:y="9.8cm">
          <text:p text:style-name="P10"><text:span text:style-name="T3">V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5.256cm" svg:height="4.517cm" svg:x="1.201cm" svg:y="3.6cm">
          <draw:text-box>
            <text:p>Inserção simples</text:p>
            <text:p/>
            <text:p>HAP &gt; EIA</text:p>
            <text:p>HAP &lt; NAV</text:p>
            <text:p>HAP &gt; FOI</text:p>
            <text:p>HAP &lt; KLM</text:p>
          </draw:text-box>
        </draw:frame>
        <draw:custom-shape draw:style-name="gr1" draw:text-style-name="P11" draw:layer="layout" svg:width="1.6cm" svg:height="1cm" svg:x="6.385cm" svg:y="9.8cm">
          <text:p text:style-name="P10"><text:span text:style-name="T3">FO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Inserir HAP</text:span></text:p>
          </draw:text-box>
        </draw:frame>
        <draw:custom-shape draw:style-name="gr1" draw:text-style-name="P3" draw:layer="layout" svg:width="1.6cm" svg:height="1cm" svg:x="11.5cm" svg:y="6.8cm">
          <text:p text:style-name="P2"><text:s/>EIA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xml:id="id31" draw:id="id31" draw:layer="layout" svg:width="1.522cm" svg:height="0.962cm" svg:x="13.239cm" svg:y="4.839cm">
          <draw:text-box>
            <text:p>raiz</text:p>
          </draw:text-box>
        </draw:frame>
        <draw:custom-shape draw:style-name="gr1" draw:text-style-name="P11" xml:id="id32" draw:id="id32" draw:layer="layout" svg:width="1.6cm" svg:height="1cm" svg:x="13.2cm" svg:y="6.8cm">
          <text:p text:style-name="P10"><text:span text:style-name="T3">N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4.9cm" svg:y="6.8cm">
          <text:p text:style-name="P2">SE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4cm" svg:y1="5.801cm" svg:x2="14cm" svg:y2="6.8cm" draw:start-shape="id31" draw:start-glue-point="2" draw:end-shape="id32" draw:end-glue-point="0" svg:d="M14000 5801v999" svg:viewBox="0 0 1 1000">
          <text:p/>
        </draw:connector>
        <draw:custom-shape draw:style-name="gr1" draw:text-style-name="P3" draw:layer="layout" svg:width="1.6cm" svg:height="1cm" svg:x="2.6cm" svg:y="9.8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4.3cm" svg:y="9.8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9.8cm" svg:y="9.8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1.5cm" svg:y="9.8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5cm" svg:y1="7.8cm" svg:x2="4.2cm" svg:y2="9.8cm">
          <text:p/>
        </draw:line>
        <draw:line draw:style-name="gr4" draw:text-style-name="P6" draw:layer="layout" svg:x1="13.2cm" svg:y1="7.8cm" svg:x2="9.685cm" svg:y2="9.8cm">
          <text:p/>
        </draw:line>
        <draw:line draw:style-name="gr4" draw:text-style-name="P6" draw:layer="layout" svg:x1="14.8cm" svg:y1="7.8cm" svg:x2="17.4cm" svg:y2="9.8cm">
          <text:p/>
        </draw:line>
        <draw:line draw:style-name="gr4" draw:text-style-name="P6" draw:layer="layout" svg:x1="16.5cm" svg:y1="7.8cm" svg:x2="23.6cm" svg:y2="9.8cm">
          <text:p/>
        </draw:line>
        <draw:custom-shape draw:style-name="gr1" draw:text-style-name="P3" draw:layer="layout" svg:width="1.6cm" svg:height="1cm" svg:x="14.874cm" svg:y="9.8cm">
          <text:p text:style-name="P2"><text:s/><text:span text:style-name="T3">PET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6.574cm" svg:y="9.8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18.274cm" svg:y="9.8cm">
          <text:p text:style-name="P10"><text:span text:style-name="T3">R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8.085cm" svg:y="9.8cm">
          <text:p text:style-name="P10"><text:span text:style-name="T4">H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1.055cm" svg:y="9.8cm">
          <text:p text:style-name="P2">TC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2.755cm" svg:y="9.8cm">
          <text:p text:style-name="P10"><text:span text:style-name="T3">U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4.452cm" svg:y="9.8cm">
          <text:p text:style-name="P10"><text:span text:style-name="T3">V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7.479cm" svg:height="0.962cm" svg:x="1.201cm" svg:y="3.6cm">
          <draw:text-box>
            <text:p>Ficou cheio, sobe o HAP</text:p>
          </draw:text-box>
        </draw:frame>
        <draw:custom-shape draw:style-name="gr1" draw:text-style-name="P13" draw:layer="layout" svg:width="1.6cm" svg:height="1cm" svg:x="6.385cm" svg:y="9.8cm">
          <text:p text:style-name="P12"><text:span text:style-name="T3">FO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7.2cm" svg:height="1.4cm" svg:x="6.2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Inserir HAP</text:span></text:p>
          </draw:text-box>
        </draw:frame>
        <draw:custom-shape draw:style-name="gr1" draw:text-style-name="P13" draw:layer="layout" svg:width="1.6cm" svg:height="1cm" svg:x="11.5cm" svg:y="6.8cm">
          <text:p text:style-name="P12">HA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xml:id="id33" draw:id="id33" draw:layer="layout" svg:width="1.522cm" svg:height="0.962cm" svg:x="13.239cm" svg:y="4.839cm">
          <draw:text-box>
            <text:p>raiz</text:p>
          </draw:text-box>
        </draw:frame>
        <draw:custom-shape draw:style-name="gr1" draw:text-style-name="P11" xml:id="id34" draw:id="id34" draw:layer="layout" svg:width="1.6cm" svg:height="1cm" svg:x="13.2cm" svg:y="6.8cm">
          <text:p text:style-name="P10"><text:span text:style-name="T3">N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4.9cm" svg:y="6.8cm">
          <text:p text:style-name="P2">SE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4cm" svg:y1="5.801cm" svg:x2="14cm" svg:y2="6.8cm" draw:start-shape="id33" draw:start-glue-point="2" draw:end-shape="id34" draw:end-glue-point="0" svg:d="M14000 5801v999" svg:viewBox="0 0 1 1000">
          <text:p/>
        </draw:connector>
        <draw:custom-shape draw:style-name="gr1" draw:text-style-name="P3" draw:layer="layout" svg:width="1.6cm" svg:height="1cm" svg:x="2.6cm" svg:y="9.8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4.3cm" svg:y="9.8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9.8cm" svg:y="9.8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1.5cm" svg:y="9.8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9.8cm" svg:y1="7.8cm" svg:x2="4.2cm" svg:y2="9.8cm">
          <text:p/>
        </draw:line>
        <draw:line draw:style-name="gr4" draw:text-style-name="P6" draw:layer="layout" svg:x1="13.2cm" svg:y1="7.8cm" svg:x2="11.4cm" svg:y2="9.8cm">
          <text:p/>
        </draw:line>
        <draw:line draw:style-name="gr4" draw:text-style-name="P6" draw:layer="layout" svg:x1="14.8cm" svg:y1="7.8cm" svg:x2="17.4cm" svg:y2="9.8cm">
          <text:p/>
        </draw:line>
        <draw:line draw:style-name="gr4" draw:text-style-name="P6" draw:layer="layout" svg:x1="16.5cm" svg:y1="7.8cm" svg:x2="23.6cm" svg:y2="9.8cm">
          <text:p/>
        </draw:line>
        <draw:custom-shape draw:style-name="gr1" draw:text-style-name="P3" draw:layer="layout" svg:width="1.6cm" svg:height="1cm" svg:x="14.874cm" svg:y="9.8cm">
          <text:p text:style-name="P2"><text:s/><text:span text:style-name="T3">PET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6.574cm" svg:y="9.8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18.274cm" svg:y="9.8cm">
          <text:p text:style-name="P10"><text:span text:style-name="T3">R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7.085cm" svg:y="9.8cm">
          <text:p text:style-name="P10"><text:span text:style-name="T3">FO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1.055cm" svg:y="9.8cm">
          <text:p text:style-name="P2">TC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2.755cm" svg:y="9.8cm">
          <text:p text:style-name="P10"><text:span text:style-name="T3">U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4.452cm" svg:y="9.8cm">
          <text:p text:style-name="P10"><text:span text:style-name="T3">V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7.479cm" svg:height="0.962cm" svg:x="1.201cm" svg:y="3.6cm">
          <draw:text-box>
            <text:p>HAP sobe para a raiz</text:p>
          </draw:text-box>
        </draw:frame>
        <draw:custom-shape draw:style-name="gr1" draw:text-style-name="P3" draw:layer="layout" svg:width="1.6cm" svg:height="1cm" svg:x="9.8cm" svg:y="6.8cm">
          <text:p text:style-name="P2"><text:s/>EIA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5" draw:layer="layout" svg:x1="11.5cm" svg:y1="7.8cm" svg:x2="8cm" svg:y2="9.8cm">
          <text:p/>
        </draw:line>
        <draw:custom-shape draw:style-name="gr14" draw:text-style-name="P14" draw:layer="layout" svg:width="7.2cm" svg:height="1.4cm" svg:x="9.6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Inserir HAP</text:span></text:p>
          </draw:text-box>
        </draw:frame>
        <draw:frame draw:style-name="gr2" draw:text-style-name="P4" xml:id="id35" draw:id="id35" draw:layer="layout" svg:width="1.522cm" svg:height="0.962cm" svg:x="12.5cm" svg:y="1.839cm">
          <draw:text-box>
            <text:p>raiz</text:p>
          </draw:text-box>
        </draw:frame>
        <draw:custom-shape draw:style-name="gr1" draw:text-style-name="P11" draw:layer="layout" svg:width="1.6cm" svg:height="1cm" svg:x="13.2cm" svg:y="6.8cm">
          <text:p text:style-name="P10"><text:span text:style-name="T3">N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4.9cm" svg:y="6.8cm">
          <text:p text:style-name="P2">SE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3.261cm" svg:y1="2.801cm" svg:x2="13.3cm" svg:y2="3.8cm" draw:start-shape="id35" draw:start-glue-point="2" draw:end-shape="id36" draw:end-glue-point="0" svg:d="M13261 2801l39 999" svg:viewBox="0 0 40 1000">
          <text:p/>
        </draw:connector>
        <draw:custom-shape draw:style-name="gr1" draw:text-style-name="P3" draw:layer="layout" svg:width="1.6cm" svg:height="1cm" svg:x="2.6cm" svg:y="9.8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4.3cm" svg:y="9.8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9.8cm" svg:y="9.8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1.5cm" svg:y="9.8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9.8cm" svg:y1="7.8cm" svg:x2="4.2cm" svg:y2="9.8cm">
          <text:p/>
        </draw:line>
        <draw:line draw:style-name="gr4" draw:text-style-name="P6" draw:layer="layout" svg:x1="13.2cm" svg:y1="7.8cm" svg:x2="11.4cm" svg:y2="9.8cm">
          <text:p/>
        </draw:line>
        <draw:line draw:style-name="gr4" draw:text-style-name="P6" draw:layer="layout" svg:x1="14.8cm" svg:y1="7.8cm" svg:x2="17.4cm" svg:y2="9.8cm">
          <text:p/>
        </draw:line>
        <draw:line draw:style-name="gr4" draw:text-style-name="P6" draw:layer="layout" svg:x1="16.5cm" svg:y1="7.8cm" svg:x2="23.6cm" svg:y2="9.8cm">
          <text:p/>
        </draw:line>
        <draw:custom-shape draw:style-name="gr1" draw:text-style-name="P3" draw:layer="layout" svg:width="1.6cm" svg:height="1cm" svg:x="14.874cm" svg:y="9.8cm">
          <text:p text:style-name="P2"><text:s/><text:span text:style-name="T3">PET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6.574cm" svg:y="9.8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18.274cm" svg:y="9.8cm">
          <text:p text:style-name="P10"><text:span text:style-name="T3">R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7.085cm" svg:y="9.8cm">
          <text:p text:style-name="P10"><text:span text:style-name="T3">FO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1.055cm" svg:y="9.8cm">
          <text:p text:style-name="P2">TC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2.755cm" svg:y="9.8cm">
          <text:p text:style-name="P10"><text:span text:style-name="T3">U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4.452cm" svg:y="9.8cm">
          <text:p text:style-name="P10"><text:span text:style-name="T3">V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4" draw:layer="layout" svg:width="7.479cm" svg:height="2.384cm" svg:x="1.201cm" svg:y="3.6cm">
          <draw:text-box>
            <text:p>HAP é a nova raiz</text:p>
            <text:p>Rotação no EIA</text:p>
          </draw:text-box>
        </draw:frame>
        <draw:custom-shape draw:style-name="gr1" draw:text-style-name="P3" draw:layer="layout" svg:width="1.6cm" svg:height="1cm" svg:x="9.8cm" svg:y="6.8cm">
          <text:p text:style-name="P2"><text:s/>EIA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36" draw:id="id36" draw:layer="layout" svg:width="1.6cm" svg:height="1cm" svg:x="12.5cm" svg:y="3.8cm">
          <text:p text:style-name="P2">HA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5" draw:layer="layout" svg:x1="12.5cm" svg:y1="4.8cm" svg:x2="10.6cm" svg:y2="6.8cm">
          <text:p/>
        </draw:line>
        <draw:line draw:style-name="gr3" draw:text-style-name="P15" draw:layer="layout" svg:x1="14.1cm" svg:y1="4.8cm" svg:x2="14.9cm" svg:y2="6.8cm">
          <text:p/>
        </draw:lin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Inserir HAP</text:span></text:p>
          </draw:text-box>
        </draw:frame>
        <draw:frame draw:style-name="gr2" draw:text-style-name="P4" xml:id="id37" draw:id="id37" draw:layer="layout" svg:width="1.522cm" svg:height="0.962cm" svg:x="12.848cm" svg:y="2.6cm">
          <draw:text-box>
            <text:p>raiz</text:p>
          </draw:text-box>
        </draw:frame>
        <draw:custom-shape draw:style-name="gr1" draw:text-style-name="P11" draw:layer="layout" svg:width="1.6cm" svg:height="1cm" svg:x="16.548cm" svg:y="7.561cm">
          <text:p text:style-name="P10"><text:span text:style-name="T3">N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8.248cm" svg:y="7.561cm">
          <text:p text:style-name="P2">SE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3.609cm" svg:y1="3.562cm" svg:x2="13.648cm" svg:y2="4.561cm" draw:start-shape="id37" draw:start-glue-point="2" draw:end-shape="id38" draw:end-glue-point="0" svg:d="M13609 3562l39 999" svg:viewBox="0 0 40 1000">
          <text:p/>
        </draw:connector>
        <draw:custom-shape draw:style-name="gr1" draw:text-style-name="P3" draw:layer="layout" svg:width="1.6cm" svg:height="1cm" svg:x="4.748cm" svg:y="10.561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1.848cm" svg:y="10.561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3.548cm" svg:y="10.561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048cm" svg:y1="8.561cm" svg:x2="5.548cm" svg:y2="10.561cm">
          <text:p/>
        </draw:line>
        <draw:line draw:style-name="gr4" draw:text-style-name="P6" draw:layer="layout" svg:x1="18.248cm" svg:y1="8.561cm" svg:x2="18.348cm" svg:y2="10.561cm">
          <text:p/>
        </draw:line>
        <draw:line draw:style-name="gr4" draw:text-style-name="P6" draw:layer="layout" svg:x1="19.848cm" svg:y1="8.561cm" svg:x2="23.948cm" svg:y2="10.561cm">
          <text:p/>
        </draw:line>
        <draw:custom-shape draw:style-name="gr1" draw:text-style-name="P3" draw:layer="layout" svg:width="1.6cm" svg:height="1cm" svg:x="15.822cm" svg:y="10.561cm">
          <text:p text:style-name="P2"><text:s/><text:span text:style-name="T3">PET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7.522cm" svg:y="10.561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19.222cm" svg:y="10.561cm">
          <text:p text:style-name="P10"><text:span text:style-name="T3">R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9.433cm" svg:y="10.561cm">
          <text:p text:style-name="P10"><text:span text:style-name="T3">FO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21.403cm" svg:y="10.561cm">
          <text:p text:style-name="P2">TC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3.103cm" svg:y="10.561cm">
          <text:p text:style-name="P10"><text:span text:style-name="T3">U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4.8cm" svg:y="10.561cm">
          <text:p text:style-name="P10"><text:span text:style-name="T3">V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8.048cm" svg:y="7.561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38" draw:id="id38" draw:layer="layout" svg:width="1.6cm" svg:height="1cm" svg:x="12.848cm" svg:y="4.561cm">
          <text:p text:style-name="P2">HA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5" draw:layer="layout" svg:x1="14.448cm" svg:y1="5.561cm" svg:x2="18.248cm" svg:y2="7.561cm">
          <text:p/>
        </draw:line>
        <draw:line draw:style-name="gr3" draw:text-style-name="P15" draw:layer="layout" svg:x1="16.548cm" svg:y1="8.561cm" svg:x2="13.448cm" svg:y2="10.561cm">
          <text:p/>
        </draw:line>
        <draw:line draw:style-name="gr16" draw:text-style-name="P15" draw:layer="layout" svg:x1="12.848cm" svg:y1="5.561cm" svg:x2="8.748cm" svg:y2="7.561cm">
          <text:p/>
        </draw:line>
        <draw:line draw:style-name="gr3" draw:text-style-name="P15" draw:layer="layout" svg:x1="9.648cm" svg:y1="8.561cm" svg:x2="9.433cm" svg:y2="10.561cm">
          <text:p/>
        </draw:line>
        <draw:custom-shape draw:style-name="gr1" draw:text-style-name="P11" draw:layer="layout" svg:width="1.6cm" svg:height="1cm" svg:x="7.733cm" svg:y="10.561cm">
          <text:p text:style-name="P10"><text:span text:style-name="T3">EI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Remover TCP</text:span></text:p>
          </draw:text-box>
        </draw:frame>
        <draw:frame draw:style-name="gr2" draw:text-style-name="P4" xml:id="id39" draw:id="id39" draw:layer="layout" svg:width="1.522cm" svg:height="0.962cm" svg:x="12.848cm" svg:y="2.6cm">
          <draw:text-box>
            <text:p>raiz</text:p>
          </draw:text-box>
        </draw:frame>
        <draw:custom-shape draw:style-name="gr1" draw:text-style-name="P11" draw:layer="layout" svg:width="1.6cm" svg:height="1cm" svg:x="16.548cm" svg:y="7.561cm">
          <text:p text:style-name="P10"><text:span text:style-name="T3">N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8.248cm" svg:y="7.561cm">
          <text:p text:style-name="P2">SE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3.609cm" svg:y1="3.562cm" svg:x2="13.648cm" svg:y2="4.561cm" draw:start-shape="id39" draw:start-glue-point="2" draw:end-shape="id40" draw:end-glue-point="0" svg:d="M13609 3562l39 999" svg:viewBox="0 0 40 1000">
          <text:p/>
        </draw:connector>
        <draw:custom-shape draw:style-name="gr1" draw:text-style-name="P3" draw:layer="layout" svg:width="1.6cm" svg:height="1cm" svg:x="11.848cm" svg:y="10.561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3.548cm" svg:y="10.561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048cm" svg:y1="8.561cm" svg:x2="5.548cm" svg:y2="10.561cm">
          <text:p/>
        </draw:line>
        <draw:line draw:style-name="gr4" draw:text-style-name="P6" draw:layer="layout" svg:x1="18.248cm" svg:y1="8.561cm" svg:x2="18.348cm" svg:y2="10.561cm">
          <text:p/>
        </draw:line>
        <draw:line draw:style-name="gr4" draw:text-style-name="P6" draw:layer="layout" svg:x1="19.848cm" svg:y1="8.561cm" svg:x2="23.948cm" svg:y2="10.561cm">
          <text:p/>
        </draw:line>
        <draw:custom-shape draw:style-name="gr1" draw:text-style-name="P3" draw:layer="layout" svg:width="1.6cm" svg:height="1cm" svg:x="15.822cm" svg:y="10.561cm">
          <text:p text:style-name="P2"><text:s/><text:span text:style-name="T3">PET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7.522cm" svg:y="10.561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19.222cm" svg:y="10.561cm">
          <text:p text:style-name="P10"><text:span text:style-name="T3">R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9.433cm" svg:y="10.561cm">
          <text:p text:style-name="P10"><text:span text:style-name="T3">FO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1.6cm" svg:height="1cm" svg:x="21.403cm" svg:y="10.561cm">
          <text:p text:style-name="P16"><text:span text:style-name="T2">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3.103cm" svg:y="10.561cm">
          <text:p text:style-name="P10"><text:span text:style-name="T3">U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4.8cm" svg:y="10.561cm">
          <text:p text:style-name="P10"><text:span text:style-name="T3">V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8.048cm" svg:y="7.561cm">
          <text:p text:style-name="P2"><text:s/>EIA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40" draw:id="id40" draw:layer="layout" svg:width="1.6cm" svg:height="1cm" svg:x="12.848cm" svg:y="4.561cm">
          <text:p text:style-name="P2">HA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5" draw:layer="layout" svg:x1="14.448cm" svg:y1="5.561cm" svg:x2="18.248cm" svg:y2="7.561cm">
          <text:p/>
        </draw:line>
        <draw:line draw:style-name="gr3" draw:text-style-name="P15" draw:layer="layout" svg:x1="16.548cm" svg:y1="8.561cm" svg:x2="13.448cm" svg:y2="10.561cm">
          <text:p/>
        </draw:line>
        <draw:line draw:style-name="gr16" draw:text-style-name="P15" draw:layer="layout" svg:x1="12.848cm" svg:y1="5.561cm" svg:x2="8.748cm" svg:y2="7.561cm">
          <text:p/>
        </draw:line>
        <draw:line draw:style-name="gr3" draw:text-style-name="P15" draw:layer="layout" svg:x1="9.648cm" svg:y1="8.561cm" svg:x2="9.434cm" svg:y2="10.561cm">
          <text:p/>
        </draw:line>
        <draw:frame draw:style-name="gr6" draw:text-style-name="P4" draw:layer="layout" svg:width="5.535cm" svg:height="0.962cm" svg:x="1.203cm" svg:y="3.6cm">
          <draw:text-box>
            <text:p>Remoção simples</text:p>
          </draw:text-box>
        </draw:frame>
        <draw:custom-shape draw:style-name="gr1" draw:text-style-name="P3" draw:layer="layout" svg:width="1.6cm" svg:height="1cm" svg:x="4.749cm" svg:y="10.561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9.434cm" svg:y="10.561cm">
          <text:p text:style-name="P10"><text:span text:style-name="T3">FO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8.049cm" svg:y="7.561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7.734cm" svg:y="10.561cm">
          <text:p text:style-name="P10"><text:span text:style-name="T3">EI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Remover TCP</text:span></text:p>
          </draw:text-box>
        </draw:frame>
        <draw:frame draw:style-name="gr2" draw:text-style-name="P4" xml:id="id41" draw:id="id41" draw:layer="layout" svg:width="1.522cm" svg:height="0.962cm" svg:x="12.848cm" svg:y="2.6cm">
          <draw:text-box>
            <text:p>raiz</text:p>
          </draw:text-box>
        </draw:frame>
        <draw:custom-shape draw:style-name="gr1" draw:text-style-name="P11" draw:layer="layout" svg:width="1.6cm" svg:height="1cm" svg:x="16.548cm" svg:y="7.561cm">
          <text:p text:style-name="P10"><text:span text:style-name="T3">N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8.248cm" svg:y="7.561cm">
          <text:p text:style-name="P2">SE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3.609cm" svg:y1="3.562cm" svg:x2="13.648cm" svg:y2="4.561cm" draw:start-shape="id41" draw:start-glue-point="2" draw:end-shape="id42" draw:end-glue-point="0" svg:d="M13609 3562l39 999" svg:viewBox="0 0 40 1000">
          <text:p/>
        </draw:connector>
        <draw:custom-shape draw:style-name="gr1" draw:text-style-name="P3" draw:layer="layout" svg:width="1.6cm" svg:height="1cm" svg:x="11.848cm" svg:y="10.561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3.548cm" svg:y="10.561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048cm" svg:y1="8.561cm" svg:x2="5.548cm" svg:y2="10.561cm">
          <text:p/>
        </draw:line>
        <draw:line draw:style-name="gr4" draw:text-style-name="P6" draw:layer="layout" svg:x1="18.248cm" svg:y1="8.561cm" svg:x2="18.348cm" svg:y2="10.561cm">
          <text:p/>
        </draw:line>
        <draw:line draw:style-name="gr4" draw:text-style-name="P6" draw:layer="layout" svg:x1="19.848cm" svg:y1="8.561cm" svg:x2="23.948cm" svg:y2="10.561cm">
          <text:p/>
        </draw:line>
        <draw:custom-shape draw:style-name="gr1" draw:text-style-name="P3" draw:layer="layout" svg:width="1.6cm" svg:height="1cm" svg:x="15.822cm" svg:y="10.561cm">
          <text:p text:style-name="P2"><text:s/><text:span text:style-name="T3">PET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7.522cm" svg:y="10.561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19.222cm" svg:y="10.561cm">
          <text:p text:style-name="P10"><text:span text:style-name="T3">R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9.433cm" svg:y="10.561cm">
          <text:p text:style-name="P10"><text:span text:style-name="T3">FO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2.303cm" svg:y="10.561cm">
          <text:p text:style-name="P10"><text:span text:style-name="T3">U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4cm" svg:y="10.561cm">
          <text:p text:style-name="P10"><text:span text:style-name="T3">V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8.048cm" svg:y="7.561cm">
          <text:p text:style-name="P2">CV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42" draw:id="id42" draw:layer="layout" svg:width="1.6cm" svg:height="1cm" svg:x="12.848cm" svg:y="4.561cm">
          <text:p text:style-name="P2">HA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5" draw:layer="layout" svg:x1="14.448cm" svg:y1="5.561cm" svg:x2="18.248cm" svg:y2="7.561cm">
          <text:p/>
        </draw:line>
        <draw:line draw:style-name="gr3" draw:text-style-name="P15" draw:layer="layout" svg:x1="16.548cm" svg:y1="8.561cm" svg:x2="13.448cm" svg:y2="10.561cm">
          <text:p/>
        </draw:line>
        <draw:line draw:style-name="gr16" draw:text-style-name="P15" draw:layer="layout" svg:x1="12.848cm" svg:y1="5.561cm" svg:x2="8.748cm" svg:y2="7.561cm">
          <text:p/>
        </draw:line>
        <draw:line draw:style-name="gr3" draw:text-style-name="P15" draw:layer="layout" svg:x1="9.649cm" svg:y1="8.561cm" svg:x2="9.435cm" svg:y2="10.561cm">
          <text:p/>
        </draw:line>
        <draw:custom-shape draw:style-name="gr1" draw:text-style-name="P3" draw:layer="layout" svg:width="1.6cm" svg:height="1cm" svg:x="4.75cm" svg:y="10.561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9.435cm" svg:y="10.561cm">
          <text:p text:style-name="P10"><text:span text:style-name="T3">FO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7.735cm" svg:y="10.561cm">
          <text:p text:style-name="P10"><text:span text:style-name="T3">EI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presentation:style-name="pr1" draw:text-style-name="P9" draw:layer="layout" svg:width="25.199cm" svg:height="2.629cm" svg:x="1.401cm" svg:y="0.629cm" presentation:class="title" presentation:user-transformed="true">
          <draw:text-box>
            <text:p text:style-name="P8"><text:span text:style-name="T1">Resultado:</text:span></text:p>
          </draw:text-box>
        </draw:frame>
        <draw:frame draw:style-name="gr2" draw:text-style-name="P4" xml:id="id43" draw:id="id43" draw:layer="layout" svg:width="1.522cm" svg:height="0.962cm" svg:x="12.1cm" svg:y="3.258cm">
          <draw:text-box>
            <text:p>raiz</text:p>
          </draw:text-box>
        </draw:frame>
        <draw:custom-shape draw:style-name="gr1" draw:text-style-name="P11" draw:layer="layout" svg:width="1.6cm" svg:height="1cm" svg:x="15.8cm" svg:y="8.219cm">
          <text:p text:style-name="P10"><text:span text:style-name="T3">N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7.5cm" svg:y="8.219cm">
          <text:p text:style-name="P2">SE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2.861cm" svg:y1="4.22cm" svg:x2="12.9cm" svg:y2="5.219cm" draw:start-shape="id43" draw:start-glue-point="2" draw:end-shape="id44" draw:end-glue-point="0" svg:d="M12861 4220l39 999" svg:viewBox="0 0 40 1000">
          <text:p/>
        </draw:connector>
        <draw:custom-shape draw:style-name="gr1" draw:text-style-name="P3" draw:layer="layout" svg:width="1.6cm" svg:height="1cm" svg:x="3.2cm" svg:y="11.219cm">
          <text:p text:style-name="P2">AF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6.985cm" svg:y="11.219cm">
          <text:p text:style-name="P2">EI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1.1cm" svg:y="11.219cm">
          <text:p text:style-name="P2"><text:s/>KL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2.8cm" svg:y="11.219cm">
          <text:p text:style-name="P2">LM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6.3cm" svg:y1="9.219cm" svg:x2="4cm" svg:y2="11.219cm">
          <text:p/>
        </draw:line>
        <draw:line draw:style-name="gr4" draw:text-style-name="P6" draw:layer="layout" svg:x1="17.5cm" svg:y1="9.219cm" svg:x2="17.6cm" svg:y2="11.219cm">
          <text:p/>
        </draw:line>
        <draw:line draw:style-name="gr4" draw:text-style-name="P6" draw:layer="layout" svg:x1="19.1cm" svg:y1="9.219cm" svg:x2="23.2cm" svg:y2="11.219cm">
          <text:p/>
        </draw:line>
        <draw:custom-shape draw:style-name="gr1" draw:text-style-name="P3" draw:layer="layout" svg:width="1.6cm" svg:height="1cm" svg:x="15.074cm" svg:y="11.219cm">
          <text:p text:style-name="P2"><text:s/><text:span text:style-name="T3">PET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16.774cm" svg:y="11.219cm">
          <text:p text:style-name="P2">Q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18.474cm" svg:y="11.219cm">
          <text:p text:style-name="P10"><text:span text:style-name="T3">R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8.685cm" svg:y="11.219cm">
          <text:p text:style-name="P10"><text:span text:style-name="T3">FO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1.555cm" svg:y="11.219cm">
          <text:p text:style-name="P10"><text:span text:style-name="T3">U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.6cm" svg:height="1cm" svg:x="23.252cm" svg:y="11.219cm">
          <text:p text:style-name="P10"><text:span text:style-name="T3">V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6cm" svg:height="1cm" svg:x="6.3cm" svg:y="8.219cm">
          <text:p text:style-name="P2"><text:s/>CV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44" draw:id="id44" draw:layer="layout" svg:width="1.6cm" svg:height="1cm" svg:x="12.1cm" svg:y="5.219cm">
          <text:p text:style-name="P2">HA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5" draw:layer="layout" svg:x1="13.7cm" svg:y1="6.219cm" svg:x2="17.5cm" svg:y2="8.219cm">
          <text:p/>
        </draw:line>
        <draw:line draw:style-name="gr3" draw:text-style-name="P15" draw:layer="layout" svg:x1="15.8cm" svg:y1="9.219cm" svg:x2="12.7cm" svg:y2="11.219cm">
          <text:p/>
        </draw:line>
        <draw:line draw:style-name="gr16" draw:text-style-name="P15" draw:layer="layout" svg:x1="12.1cm" svg:y1="6.219cm" svg:x2="7.9cm" svg:y2="8.219cm">
          <text:p/>
        </draw:line>
        <draw:line draw:style-name="gr3" draw:text-style-name="P15" draw:layer="layout" svg:x1="7.9cm" svg:y1="9.2cm" svg:x2="8.685cm" svg:y2="11.219cm">
          <text:p/>
        </draw:lin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22:59:58.651655418</meta:creation-date>
    <dc:date>2021-11-22T15:24:28.515599070</dc:date>
    <meta:editing-duration>PT2H16M21S</meta:editing-duration>
    <meta:editing-cycles>7</meta:editing-cycles>
    <meta:generator>LibreOffice/6.4.7.2$Linux_X86_64 LibreOffice_project/40$Build-2</meta:generator>
    <meta:document-statistic meta:object-count="550"/>
  </office:meta>
</office:document-meta>
</file>